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automatic-styles>
    <style:style style:name="co4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5.503cm"/>
    </style:style>
    <style:style style:name="co12" style:family="table-column">
      <style:table-column-properties fo:break-before="auto" style:column-width="5.715cm"/>
    </style:style>
    <style:style style:name="co13" style:family="table-column">
      <style:table-column-properties fo:break-before="auto" style:column-width="6.059cm"/>
    </style:style>
    <style:style style:name="co14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4.815cm"/>
    </style:style>
    <style:style style:name="co10" style:family="table-column">
      <style:table-column-properties fo:break-before="auto" style:column-width="4.048cm"/>
    </style:style>
    <style:style style:name="co15" style:family="table-column">
      <style:table-column-properties fo:break-before="auto" style:column-width="10.111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402cm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527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8cm" fo:break-before="auto" style:use-optimal-row-height="false"/>
    </style:style>
    <style:style style:name="ro11" style:family="table-row">
      <style:table-row-properties style:row-height="0.487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744cm" fo:break-before="auto" style:use-optimal-row-height="false"/>
    </style:style>
    <style:style style:name="ta4" style:family="table" style:master-page-name="MasterPage4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style:style style:name="ta5" style:family="table" style:master-page-name="MasterPage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0" style:family="table-cell" style:parent-style-name="Default">
      <style:table-cell-properties fo:background-color="#e2f0d9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1" style:family="table-cell" style:parent-style-name="Default">
      <style:table-cell-properties fo:background-color="transparent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2" style:family="table-cell" style:parent-style-name="Default">
      <style:table-cell-properties fo:background-color="transparent" fo:wrap-option="wrap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bold" style:font-name-asian="Calibri" style:font-size-asian="11pt" style:font-name-complex="Calibri" style:font-size-complex="11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7" style:family="table-cell" style:parent-style-name="Default">
      <style:table-cell-properties fo:background-color="#4472c4" fo:wrap-option="wrap" fo:border="none"/>
      <style:paragraph-properties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Default">
      <style:table-cell-properties fo:background-color="#e2f0d9" fo:border="0.99pt solid #000000" style:vertical-align="top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Default">
      <style:table-cell-properties fo:background-color="#fbe5d6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" style:family="table-cell" style:parent-style-name="Default">
      <style:table-cell-properties fo:background-color="#ffffcc" fo:border="0.99pt solid #000000" style:vertical-align="top"/>
      <style:paragraph-properties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3" style:family="table-cell" style:parent-style-name="Default">
      <style:table-cell-properties fo:background-color="#ededed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7" style:family="table-cell" style:parent-style-name="Default">
      <style:table-cell-properties fo:background-color="transparent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9" style:family="table-cell" style:parent-style-name="Default">
      <style:table-cell-properties fo:background-color="#e2f0d9" style:text-align-source="fix" style:repeat-content="false" fo:border="0.99pt solid #000000" style:vertical-align="middle"/>
      <style:paragraph-properties fo:text-align="center"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4" style:family="table-cell" style:parent-style-name="Default">
      <style:table-cell-properties fo:background-color="#fbe5d6" style:text-align-source="fix" style:repeat-content="false" fo:border="0.9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9" style:family="table-cell" style:parent-style-name="Default">
      <style:table-cell-properties fo:background-color="#ffffcc" style:text-align-source="fix" style:repeat-content="false" fo:border="0.99pt solid #000000" style:vertical-align="middle"/>
      <style:paragraph-properties fo:text-align="center"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4" style:family="table-cell" style:parent-style-name="Default">
      <style:table-cell-properties fo:background-color="#ededed" style:text-align-source="fix" style:repeat-content="false" fo:border="0.9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8" style:family="table-cell" style:parent-style-name="Default">
      <style:table-cell-properties fo:background-color="#e2f0d9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29" style:family="table-cell" style:parent-style-name="Default">
      <style:table-cell-properties fo:background-color="#fbe5d6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0" style:family="table-cell" style:parent-style-name="Default">
      <style:table-cell-properties fo:background-color="#ffffcc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1" style:family="table-cell" style:parent-style-name="Default">
      <style:table-cell-properties fo:background-color="#deebf7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10" style:family="table-cell" style:parent-style-name="Default">
      <style:table-cell-properties fo:background-color="#e2f0d9" fo:border="0.99pt solid #000000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5" style:family="table-cell" style:parent-style-name="Default">
      <style:table-cell-properties fo:background-color="#fbe5d6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0" style:family="table-cell" style:parent-style-name="Default">
      <style:table-cell-properties fo:background-color="#ffffcc" fo:border="0.99pt solid #000000"/>
      <style:paragraph-properties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5" style:family="table-cell" style:parent-style-name="Default">
      <style:table-cell-properties fo:background-color="#ededed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Default">
      <style:table-cell-properties fo:background-color="transparent" fo:border="none"/>
      <style:paragraph-properties style:writing-mode="page"/>
      <style:text-properties fo:color="#ff0000" style:font-name="Segoe UI Light" fo:font-size="11pt" fo:font-style="normal" fo:font-weight="bold" style:font-name-asian="Segoe UI Light" style:font-size-asian="11pt" style:font-name-complex="Segoe UI Light" style:font-size-complex="11pt"/>
    </style:style>
    <style:style style:name="ce68" style:family="table-cell" style:parent-style-name="Default">
      <style:table-cell-properties fo:background-color="#4472c4" style:text-align-source="fix" style:repeat-content="false" fo:wrap-option="wrap" fo:border="none"/>
      <style:paragraph-properties fo:text-align="center"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11" style:family="table-cell" style:parent-style-name="Default">
      <style:table-cell-properties fo:background-color="#e2f0d9" style:text-align-source="fix" style:repeat-content="false" fo:border="0.99pt solid #000000"/>
      <style:paragraph-properties fo:text-align="center"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6" style:family="table-cell" style:parent-style-name="Default">
      <style:table-cell-properties fo:background-color="#fbe5d6" style:text-align-source="fix" style:repeat-content="false" fo:border="0.99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1" style:family="table-cell" style:parent-style-name="Default">
      <style:table-cell-properties fo:background-color="#ffffcc" style:text-align-source="fix" style:repeat-content="false" fo:border="0.99pt solid #000000"/>
      <style:paragraph-properties fo:text-align="center"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74" style:family="table-cell" style:parent-style-name="Default">
      <style:table-cell-properties fo:background-color="#4472c4" style:text-align-source="fix" style:repeat-content="false" fo:wrap-option="wrap" fo:border="none" style:vertical-align="top"/>
      <style:paragraph-properties fo:text-align="center"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12" style:family="table-cell" style:parent-style-name="Default">
      <style:table-cell-properties fo:background-color="#e2f0d9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7" style:family="table-cell" style:parent-style-name="Default">
      <style:table-cell-properties fo:background-color="#fbe5d6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Default">
      <style:table-cell-properties fo:background-color="#ffffcc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6" style:family="table-cell" style:parent-style-name="Default">
      <style:table-cell-properties fo:background-color="#ededed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6" style:family="table-cell" style:parent-style-name="Default" style:data-style-name="N1">
      <style:table-cell-properties fo:background-color="transparent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7" style:family="table-cell" style:parent-style-name="Default" style:data-style-name="N1">
      <style:table-cell-properties fo:background-color="#5b9bd5" fo:border="0.99pt solid #000000"/>
      <style:paragraph-properties style:writing-mode="page"/>
      <style:text-properties fo:color="#ffffff" style:font-name="Segoe UI Light" fo:font-size="11pt" fo:font-style="normal" fo:font-weight="bold" style:font-name-asian="Segoe UI Light" style:font-size-asian="11pt" style:font-name-complex="Segoe UI Light" style:font-size-complex="11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5" style:family="table-cell" style:parent-style-name="Default">
      <style:table-cell-properties fo:background-color="transparent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7" style:family="table-cell" style:parent-style-name="Default">
      <style:table-cell-properties fo:background-color="transparent" fo:wrap-option="wrap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8" style:family="table-cell" style:parent-style-name="Default">
      <style:table-cell-properties fo:background-color="#e2f0d9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bold" style:font-name-asian="Calibri" style:font-size-asian="11pt" style:font-name-complex="Calibri" style:font-size-complex="11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normal" style:font-name-asian="Calibri" style:font-size-asian="11pt" style:font-name-complex="Calibri" style:font-size-complex="11pt"/>
    </style:style>
    <style:style style:name="gr1" style:family="graphic">
      <style:graphic-properties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e1" draw:auto-grow-height="true" draw:auto-grow-width="false" fo:max-width="12cm" fo:min-height="1.9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color="#000000" loext:opacity="100%" fo:font-size="11pt" style:text-underline-style="none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fo:font-style="normal"/>
    </style:style>
    <style:style style:name="T5" style:family="text">
      <style:text-properties fo:color="#9c0006" fo:font-size="11pt" fo:font-weight="normal" style:text-underline-style="none" style:text-underline-color="font-color" fo:font-style="normal"/>
    </style:style>
    <style:style style:name="T7" style:family="text">
      <style:text-properties fo:color="#9c5700" fo:font-size="11pt" fo:font-weight="normal" style:text-underline-style="none" style:text-underline-color="font-color" fo:font-style="normal"/>
    </style:style>
    <style:style style:name="T8" style:family="text">
      <style:text-properties fo:color="#000000" fo:font-size="11pt" style:text-underline-style="none" style:text-underline-color="font-color"/>
    </style:style>
  </office:automatic-styles>
  <office:body>
    <office:spreadsheet>
      <table:table table:name="BacklogTable" table:style-name="ta2">
        <table:table-column table:style-name="co9" table:default-cell-style-name="ce46"/>
        <table:table-column table:style-name="co10" table:default-cell-style-name="ce46"/>
        <table:table-column table:style-name="co15" table:default-cell-style-name="ce46"/>
        <table:table-column table:style-name="co4" table:number-columns-repeated="2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number-columns-repeated="1020" table:default-cell-style-name="ce46"/>
        <table:table-column table:style-name="co18" table:number-columns-repeated="15356" table:default-cell-style-name="Default"/>
        <table:table-column table:style-name="co8" table:default-cell-style-name="Default"/>
        <table:table-row table:style-name="ro6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2">
          <table:table-cell table:style-name="ce47" office:value-type="string" calcext:value-type="string">
            <text:p>Sprint</text:p>
          </table:table-cell>
          <table:table-cell table:style-name="ce47" office:value-type="string" calcext:value-type="string">
            <text:p>US_ID</text:p>
          </table:table-cell>
          <table:table-cell table:style-name="ce47" office:value-type="string" calcext:value-type="string">
            <text:p>user Story</text:p>
          </table:table-cell>
          <table:table-cell table:style-name="ce68" office:value-type="string" calcext:value-type="string">
            <text:p>Assigné à</text:p>
          </table:table-cell>
          <table:table-cell table:style-name="ce68" office:value-type="string" calcext:value-type="string">
            <text:p>Priorité</text:p>
          </table:table-cell>
          <table:table-cell table:style-name="ce68" office:value-type="string" calcext:value-type="string">
            <text:p>valeur</text:p>
          </table:table-cell>
          <table:table-cell table:style-name="ce74" office:value-type="string" calcext:value-type="string">
            <text:p>effort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8" office:value-type="float" office:value="2" calcext:value-type="float">
            <text:p>2</text:p>
          </table:table-cell>
          <table:table-cell table:style-name="ce9" table:formula="of:=IFERROR([.B2]+1;1)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5">Page d'accueil - Vidéo de présentation</text:span></text:p>
          </table:table-cell>
          <table:table-cell table:style-name="ce10" office:value-type="string" calcext:value-type="string">
            <text:p><text:span text:style-name="T5">Damien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5">M</text:span>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9" table:formula="of:=IFERROR([.B3]+1;1)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5">Page d'accueil - Présentation de l'équipe</text:span></text:p>
          </table:table-cell>
          <table:table-cell table:style-name="ce10" office:value-type="string" calcext:value-type="string">
            <text:p><text:span text:style-name="T5">Alexandre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5">M</text:span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9" table:formula="of:=IFERROR([.B4]+1;1)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5">Identité visuelle</text:span></text:p>
          </table:table-cell>
          <table:table-cell table:style-name="ce10" office:value-type="string" calcext:value-type="string">
            <text:p><text:span text:style-name="T5">Tanguy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5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9" table:formula="of:=IFERROR([.B5]+1;1)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5">Page de contact formulaire - localisation</text:span></text:p>
          </table:table-cell>
          <table:table-cell table:style-name="ce10" office:value-type="string" calcext:value-type="string">
            <text:p><text:span text:style-name="T5">Tanguy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5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9" table:formula="of:=IFERROR([.B6]+1;1)"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5">Page d'accueil - Nos Valeurs</text:span></text:p>
          </table:table-cell>
          <table:table-cell table:style-name="ce10" office:value-type="string" calcext:value-type="string">
            <text:p><text:span text:style-name="T5">Thomas B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5">M</text:span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9" table:formula="of:=IFERROR([.B7]+1;1)" office:value-type="float" office:value="6" calcext:value-type="float">
            <text:p>6</text:p>
          </table:table-cell>
          <table:table-cell table:style-name="ce10" office:value-type="string" calcext:value-type="string">
            <text:p><text:span text:style-name="T5">Carte</text:span></text:p>
          </table:table-cell>
          <table:table-cell table:style-name="ce10" office:value-type="string" calcext:value-type="string">
            <text:p><text:span text:style-name="T5">Thomas G, Damien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5">M</text:span>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9" table:formula="of:=IFERROR([.B8]+1;1)" office:value-type="float" office:value="7" calcext:value-type="float">
            <text:p>7</text:p>
          </table:table-cell>
          <table:table-cell table:style-name="ce10" office:value-type="string" calcext:value-type="string">
            <text:p><text:span text:style-name="T5">Photothèque</text:span></text:p>
          </table:table-cell>
          <table:table-cell table:style-name="ce10" office:value-type="string" calcext:value-type="string">
            <text:p><text:span text:style-name="T5">Damien</text:span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<text:span text:style-name="T5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3" office:value-type="float" office:value="2" calcext:value-type="float">
            <text:p>2</text:p>
          </table:table-cell>
          <table:table-cell table:style-name="ce14" table:formula="of:=IFERROR([.B9]+1;1)" office:value-type="float" office:value="8" calcext:value-type="float">
            <text:p>8</text:p>
          </table:table-cell>
          <table:table-cell table:style-name="ce15" office:value-type="string" calcext:value-type="string">
            <text:p><text:span text:style-name="T4">Menu du jour</text:span></text:p>
          </table:table-cell>
          <table:table-cell table:style-name="ce15" office:value-type="string" calcext:value-type="string">
            <text:p><text:span text:style-name="T4">Thomas G</text:span>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4">S</text:span>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3" office:value-type="float" office:value="2" calcext:value-type="float">
            <text:p>2</text:p>
          </table:table-cell>
          <table:table-cell table:style-name="ce14" table:formula="of:=IFERROR([.B10]+1;1)" office:value-type="float" office:value="9" calcext:value-type="float">
            <text:p>9</text:p>
          </table:table-cell>
          <table:table-cell table:style-name="ce15" office:value-type="string" calcext:value-type="string">
            <text:p><text:span text:style-name="T4">Lien avec ma page facebook, Instagram, Twitter…</text:span></text:p>
          </table:table-cell>
          <table:table-cell table:style-name="ce15" office:value-type="string" calcext:value-type="string">
            <text:p><text:span text:style-name="T4">Alexandre</text:span>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<text:span text:style-name="T4">S</text:span>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3" office:value-type="float" office:value="1" calcext:value-type="float">
            <text:p>1</text:p>
          </table:table-cell>
          <table:table-cell table:style-name="ce14" table:formula="of:=IFERROR([.B11]+1;1)" office:value-type="float" office:value="10" calcext:value-type="float">
            <text:p>10</text:p>
          </table:table-cell>
          <table:table-cell table:style-name="ce15" office:value-type="string" calcext:value-type="string">
            <text:p><text:span text:style-name="T4">Abonnement à une newsletter</text:span></text:p>
          </table:table-cell>
          <table:table-cell table:style-name="ce15" office:value-type="string" calcext:value-type="string">
            <text:p><text:span text:style-name="T4">Thomas B</text:span>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<text:span text:style-name="T4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3" office:value-type="float" office:value="2" calcext:value-type="float">
            <text:p>2</text:p>
          </table:table-cell>
          <table:table-cell table:style-name="ce14" table:formula="of:=IFERROR([.B12]+1;1)" office:value-type="float" office:value="11" calcext:value-type="float">
            <text:p>11</text:p>
          </table:table-cell>
          <table:table-cell table:style-name="ce15" office:value-type="string" calcext:value-type="string">
            <text:p><text:span text:style-name="T4">Livre d'or avec formulaire et gestion BDD</text:span></text:p>
          </table:table-cell>
          <table:table-cell table:style-name="ce15" office:value-type="string" calcext:value-type="string">
            <text:p><text:span text:style-name="T4">Damien</text:span>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4">S</text:span>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3" office:value-type="float" office:value="2" calcext:value-type="float">
            <text:p>2</text:p>
          </table:table-cell>
          <table:table-cell table:style-name="ce14" table:formula="of:=IFERROR([.B13]+1;1)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4">Liste des reconnaissances</text:span></text:p>
          </table:table-cell>
          <table:table-cell table:style-name="ce15" office:value-type="string" calcext:value-type="string">
            <text:p><text:span text:style-name="T4">Thomas G</text:span>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4">S</text:span>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3" office:value-type="float" office:value="2" calcext:value-type="float">
            <text:p>2</text:p>
          </table:table-cell>
          <table:table-cell table:style-name="ce14" table:formula="of:=IFERROR([.B14]+1;1)" office:value-type="float" office:value="13" calcext:value-type="float">
            <text:p>13</text:p>
          </table:table-cell>
          <table:table-cell table:style-name="ce15" office:value-type="string" calcext:value-type="string">
            <text:p><text:span text:style-name="T4">Liste des fournisseurs</text:span></text:p>
          </table:table-cell>
          <table:table-cell table:style-name="ce15" office:value-type="string" calcext:value-type="string">
            <text:p><text:span text:style-name="T4">Thomas B</text:span>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4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3" office:value-type="float" office:value="2" calcext:value-type="float">
            <text:p>2</text:p>
          </table:table-cell>
          <table:table-cell table:style-name="ce14" table:formula="of:=IFERROR([.B15]+1;1)" office:value-type="float" office:value="14" calcext:value-type="float">
            <text:p>14</text:p>
          </table:table-cell>
          <table:table-cell table:style-name="ce15" office:value-type="string" calcext:value-type="string">
            <text:p><text:span text:style-name="T4">Fil d'actualité</text:span></text:p>
          </table:table-cell>
          <table:table-cell table:style-name="ce15" office:value-type="string" calcext:value-type="string">
            <text:p><text:span text:style-name="T4">Tanguy</text:span>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<text:span text:style-name="T4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3" calcext:value-type="float">
            <text:p>3</text:p>
          </table:table-cell>
          <table:table-cell table:style-name="ce19" table:formula="of:=IFERROR([.B16]+1;1)" office:value-type="float" office:value="15" calcext:value-type="float">
            <text:p>15</text:p>
          </table:table-cell>
          <table:table-cell table:style-name="ce20" office:value-type="string" calcext:value-type="string">
            <text:p><text:span text:style-name="T7">Evenements</text:span></text:p>
          </table:table-cell>
          <table:table-cell table:style-name="ce20" office:value-type="string" calcext:value-type="string">
            <text:p><text:span text:style-name="T7">Damien</text:span>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9" table:formula="of:=IFERROR([.B17]+1;1)" office:value-type="float" office:value="16" calcext:value-type="float">
            <text:p>16</text:p>
          </table:table-cell>
          <table:table-cell table:style-name="ce20" office:value-type="string" calcext:value-type="string">
            <text:p><text:span text:style-name="T7">Réservation en ligne d'une table</text:span></text:p>
          </table:table-cell>
          <table:table-cell table:style-name="ce20" office:value-type="string" calcext:value-type="string">
            <text:p><text:span text:style-name="T7">Thomas B</text:span>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9" table:formula="of:=IFERROR([.B18]+1;1)" office:value-type="float" office:value="17" calcext:value-type="float">
            <text:p>17</text:p>
          </table:table-cell>
          <table:table-cell table:style-name="ce20" office:value-type="string" calcext:value-type="string">
            <text:p><text:span text:style-name="T7">Mentions légales</text:span></text:p>
          </table:table-cell>
          <table:table-cell table:style-name="ce20" office:value-type="string" calcext:value-type="string">
            <text:p><text:span text:style-name="T7">Alexandre</text:span>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9" table:formula="of:=IFERROR([.B19]+1;1)" office:value-type="float" office:value="18" calcext:value-type="float">
            <text:p>18</text:p>
          </table:table-cell>
          <table:table-cell table:style-name="ce20" office:value-type="string" calcext:value-type="string">
            <text:p><text:span text:style-name="T7">Site responsive</text:span></text:p>
          </table:table-cell>
          <table:table-cell table:style-name="ce20" office:value-type="string" calcext:value-type="string">
            <text:p><text:span text:style-name="T7">Tanguy, Thomas G</text:span>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9" table:formula="of:=IFERROR([.B20]+1;1)" office:value-type="float" office:value="19" calcext:value-type="float">
            <text:p>19</text:p>
          </table:table-cell>
          <table:table-cell table:style-name="ce20" office:value-type="string" calcext:value-type="string">
            <text:p><text:span text:style-name="T7">Vu à la télévision</text:span></text:p>
          </table:table-cell>
          <table:table-cell table:style-name="ce20" office:value-type="string" calcext:value-type="string">
            <text:p><text:span text:style-name="T7">Tanguy</text:span>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9" table:formula="of:=IFERROR([.B21]+1;1)"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7">Administration de ma phototèque</text:span></text:p>
          </table:table-cell>
          <table:table-cell table:style-name="ce20" office:value-type="string" calcext:value-type="string">
            <text:p><text:span text:style-name="T7">Damien</text:span>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3" calcext:value-type="float">
            <text:p>3</text:p>
          </table:table-cell>
          <table:table-cell table:style-name="ce19" table:formula="of:=IFERROR([.B22]+1;1)" office:value-type="float" office:value="21" calcext:value-type="float">
            <text:p>21</text:p>
          </table:table-cell>
          <table:table-cell table:style-name="ce20" office:value-type="string" calcext:value-type="string">
            <text:p><text:span text:style-name="T7">commande de chèque cadeau</text:span></text:p>
          </table:table-cell>
          <table:table-cell table:style-name="ce20" office:value-type="string" calcext:value-type="string">
            <text:p><text:span text:style-name="T7">Thomas G</text:span>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18" office:value-type="float" office:value="3" calcext:value-type="float">
            <text:p>3</text:p>
          </table:table-cell>
          <table:table-cell table:style-name="ce19" table:formula="of:=IFERROR([.B23]+1;1)" office:value-type="float" office:value="22" calcext:value-type="float">
            <text:p>22</text:p>
          </table:table-cell>
          <table:table-cell table:style-name="ce20" office:value-type="string" calcext:value-type="string">
            <text:p><text:span text:style-name="T7">Site mulitlingue</text:span></text:p>
          </table:table-cell>
          <table:table-cell table:style-name="ce20" office:value-type="string" calcext:value-type="string">
            <text:p><text:span text:style-name="T7">Alexandre</text:span>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<text:span text:style-name="T7">C</text:span>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 table:number-rows-repeated="4">
          <table:table-cell table:style-name="ce23"/>
          <table:table-cell table:style-name="ce24"/>
          <table:table-cell table:style-name="ce25" table:number-columns-repeated="4"/>
          <table:table-cell table:style-name="ce26"/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11">
          <table:table-cell table:style-name="ce27" office:value-type="string" calcext:value-type="string">
            <text:p><text:span text:style-name="T4">Total</text:span></text:p>
          </table:table-cell>
          <table:table-cell table:number-columns-repeated="5"/>
          <table:table-cell table:style-name="ce27" table:formula="of:=SUM([$BacklogTable.$G$3:$BacklogTable.$G$28])" office:value-type="float" office:value="109" calcext:value-type="float">
            <text:p>109</text:p>
          </table:table-cell>
          <table:table-cell table:number-columns-repeated="1020"/>
          <table:table-cell table:style-name="ce46" table:number-columns-repeated="4"/>
          <table:table-cell table:number-columns-repeated="15353"/>
        </table:table-row>
        <table:table-row table:style-name="ro6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12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6">
          <table:table-cell table:style-name="ce27"/>
          <table:table-cell table:style-name="ce28" office:value-type="string" calcext:value-type="string">
            <text:p><text:span text:style-name="T4">M = must have</text:span></text:p>
          </table:table-cell>
          <table:table-cell table:style-name="ce27" office:value-type="string" calcext:value-type="string">
            <text:p><text:span text:style-name="T4">absolument être fait</text:span></text:p>
          </table:table-cell>
          <table:table-cell table:number-columns-repeated="16381"/>
        </table:table-row>
        <table:table-row table:style-name="ro6">
          <table:table-cell table:style-name="ce27"/>
          <table:table-cell table:style-name="ce29" office:value-type="string" calcext:value-type="string">
            <text:p><text:span text:style-name="T4">S = should have</text:span></text:p>
          </table:table-cell>
          <table:table-cell table:style-name="ce27" office:value-type="string" calcext:value-type="string">
            <text:p><text:span text:style-name="T4">qui doit être fait dans la mesure du possible</text:span></text:p>
          </table:table-cell>
          <table:table-cell table:number-columns-repeated="16381"/>
        </table:table-row>
        <table:table-row table:style-name="ro6">
          <table:table-cell table:style-name="ce27"/>
          <table:table-cell table:style-name="ce30" office:value-type="string" calcext:value-type="string">
            <text:p><text:span text:style-name="T4">C = could have</text:span></text:p>
          </table:table-cell>
          <table:table-cell table:style-name="ce27" office:value-type="string" calcext:value-type="string">
            <text:p><text:span text:style-name="T4">peut être réalisé si ca n'impact pas les autres tâches importantes</text:span></text:p>
          </table:table-cell>
          <table:table-cell table:number-columns-repeated="16381"/>
        </table:table-row>
        <table:table-row table:style-name="ro6">
          <table:table-cell table:style-name="ce27"/>
          <table:table-cell table:style-name="ce31" office:value-type="string" calcext:value-type="string">
            <text:p><text:span text:style-name="T4">W = would like</text:span></text:p>
          </table:table-cell>
          <table:table-cell table:style-name="ce27" office:value-type="string" calcext:value-type="string">
            <text:p><text:span text:style-name="T4">renonce dans un 1er temps car secondaire</text:span></text:p>
          </table:table-cell>
          <table:table-cell table:number-columns-repeated="16381"/>
        </table:table-row>
        <table:table-row table:style-name="ro6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6">
          <table:table-cell table:number-columns-repeated="2"/>
          <table:table-cell table:style-name="ce32"/>
          <table:table-cell table:number-columns-repeated="16381"/>
        </table:table-row>
        <table:table-row table:style-name="ro12" table:number-rows-repeated="26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12">
          <table:table-cell table:number-columns-repeated="1024"/>
          <table:table-cell table:style-name="Default" table:number-columns-repeated="3"/>
          <table:table-cell table:number-columns-repeated="15357"/>
        </table:table-row>
      </table:table>
      <table:table table:name="BurnDown Chart Sprint-1" table:style-name="ta3">
        <table:shapes>
          <draw:frame draw:z-index="0" draw:name="Object_ch1" draw:style-name="gr1" svg:width="19.87cm" svg:height="13cm" svg:x="7.301cm" svg:y="0.554cm">
            <draw:object draw:notify-on-update-of-ranges="'BurnDown Chart Sprint-1'.A3:'BurnDown Chart Sprint-1'.A7 'BurnDown Chart Sprint-1'.B2:'BurnDown Chart Sprint-1'.B2 'BurnDown Chart Sprint-1'.B3:'BurnDown Chart Sprint-1'.B8 'BurnDown Chart Sprint-1'.C2:'BurnDown Chart Sprint-1'.C2 'BurnDown Chart Sprint-1'.C3:'BurnDown Chart Sprint-1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9" table:number-columns-repeated="3" table:default-cell-style-name="ce46"/>
        <table:table-column table:style-name="co20" table:number-columns-repeated="1021" table:default-cell-style-name="ce46"/>
        <table:table-column table:style-name="co20" table:number-columns-repeated="15359" table:default-cell-style-name="Default"/>
        <table:table-column table:style-name="co8" table:default-cell-style-name="Default"/>
        <table:table-row table:style-name="ro6">
          <table:table-cell table:number-columns-repeated="4"/>
          <table:table-cell table:style-name="ce27"/>
          <table:table-cell table:number-columns-repeated="1019"/>
          <table:table-cell table:style-name="ce46" table:number-columns-repeated="5"/>
          <table:table-cell table:number-columns-repeated="15355"/>
        </table:table-row>
        <table:table-row table:style-name="ro14">
          <table:table-cell table:style-name="ce79" office:value-type="string" calcext:value-type="string">
            <text:p>Work Day</text:p>
          </table:table-cell>
          <table:table-cell table:style-name="ce80" office:value-type="string" calcext:value-type="string">
            <office:annotation draw:style-name="gr2" draw:text-style-name="P2" svg:width="2.899cm" svg:height="2.121cm" svg:x="4.251cm" svg:y="0cm" draw:caption-point-x="-0.61cm" draw:caption-point-y="0.59cm">
              <dc:creator>tc={00260044-00D5-45DD-B458-006300EC0018}</dc:creator>
              <dc:date>2023-12-19T00:00:00</dc:date>
              <text:p text:style-name="P1"><text:span text:style-name="T2">Auteur inconnu:</text:span><text:span text:style-name="T3"> PowerUps for Excel: Create one row per day in the sprint. </text:span></text:p>
            </office:annotation>
            <text:p>Target Burn Down</text:p>
          </table:table-cell>
          <table:table-cell table:style-name="ce80" office:value-type="string" calcext:value-type="string">
            <text:p>Actual Burn Down</text:p>
          </table:table-cell>
          <table:table-cell table:style-name="ce35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formula="of:=[$'BurnDown Chart Sprint-1'.$B3]" office:value-type="float" office:value="31" calcext:value-type="float">
            <text:p>31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37" office:value-type="float" office:value="31" calcext:value-type="float">
            <text:p>31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2" calcext:value-type="float">
            <text:p>2</text:p>
          </table:table-cell>
          <table:table-cell table:style-name="ce36" office:value-type="float" office:value="15" calcext:value-type="float">
            <text:p>15</text:p>
          </table:table-cell>
          <table:table-cell table:style-name="ce37" office:value-type="float" office:value="28" calcext:value-type="float">
            <text:p>28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3" calcext:value-type="float">
            <text:p>3</text:p>
          </table:table-cell>
          <table:table-cell table:style-name="ce36" office:value-type="float" office:value="7.5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-3" calcext:value-type="float">
            <text:p>-3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number-columns-repeated="2"/>
          <table:table-cell table:style-name="ce37"/>
          <table:table-cell table:number-columns-repeated="1021"/>
          <table:table-cell table:style-name="ce46" table:number-columns-repeated="3"/>
          <table:table-cell table:number-columns-repeated="15357"/>
        </table:table-row>
        <table:table-row table:style-name="ro7" table:number-rows-repeated="3">
          <table:table-cell table:number-columns-repeated="16384"/>
        </table:table-row>
        <table:table-row table:style-name="ro7">
          <table:table-cell table:number-columns-repeated="2"/>
          <table:table-cell office:value-type="string" calcext:value-type="string">
            <text:p>velocité 34</text:p>
          </table:table-cell>
          <table:table-cell table:number-columns-repeated="1021"/>
          <table:table-cell table:style-name="ce46" table:number-columns-repeated="3"/>
          <table:table-cell table:number-columns-repeated="15357"/>
        </table:table-row>
        <table:table-row table:style-name="ro7" table:number-rows-repeated="51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BurnDown Chart Sprint-2" table:style-name="ta5">
        <table:shapes>
          <draw:frame draw:z-index="0" draw:name="Object_ch11" draw:style-name="gr1" svg:width="19.87cm" svg:height="12.63cm" svg:x="7.301cm" svg:y="0.554cm">
            <draw:object draw:notify-on-update-of-ranges="'BurnDown Chart Sprint-2'.A3:'BurnDown Chart Sprint-2'.A7 'BurnDown Chart Sprint-2'.B2:'BurnDown Chart Sprint-2'.B2 'BurnDown Chart Sprint-2'.B3:'BurnDown Chart Sprint-2'.B8 'BurnDown Chart Sprint-2'.C2:'BurnDown Chart Sprint-2'.C2 'BurnDown Chart Sprint-2'.C3:'BurnDown Chart Sprint-2'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9" table:number-columns-repeated="3" table:default-cell-style-name="ce46"/>
        <table:table-column table:style-name="co20" table:number-columns-repeated="1021" table:default-cell-style-name="ce46"/>
        <table:table-column table:style-name="co20" table:number-columns-repeated="15359" table:default-cell-style-name="Default"/>
        <table:table-column table:style-name="co8" table:default-cell-style-name="Default"/>
        <table:table-row table:style-name="ro6">
          <table:table-cell table:number-columns-repeated="4"/>
          <table:table-cell table:style-name="ce27"/>
          <table:table-cell table:number-columns-repeated="1019"/>
          <table:table-cell table:style-name="ce46" table:number-columns-repeated="5"/>
          <table:table-cell table:number-columns-repeated="15355"/>
        </table:table-row>
        <table:table-row table:style-name="ro14">
          <table:table-cell table:style-name="ce79" office:value-type="string" calcext:value-type="string">
            <text:p>Work Day</text:p>
          </table:table-cell>
          <table:table-cell table:style-name="ce80" office:value-type="string" calcext:value-type="string">
            <office:annotation draw:style-name="gr2" draw:text-style-name="P2" svg:width="2.899cm" svg:height="2.121cm" svg:x="4.251cm" svg:y="0cm" draw:caption-point-x="-0.61cm" draw:caption-point-y="0.59cm">
              <dc:creator>tc={5C1CC9EC-35CA-8EC6-CD35-BE4C08B9EFD5}</dc:creator>
              <dc:date>2023-12-19T00:00:00</dc:date>
              <text:p text:style-name="P1"><text:span text:style-name="T2">Auteur inconnu:</text:span><text:span text:style-name="T3"> PowerUps for Excel: Create one row per day in the sprint. </text:span></text:p>
            </office:annotation>
            <text:p>Target Burn Down</text:p>
          </table:table-cell>
          <table:table-cell table:style-name="ce80" office:value-type="string" calcext:value-type="string">
            <text:p>Actual Burn Down</text:p>
          </table:table-cell>
          <table:table-cell table:style-name="ce35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0" calcext:value-type="float">
            <text:p>0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formula="of:=[$'BurnDown Chart Sprint-2'.$B3]" office:value-type="float" office:value="34" calcext:value-type="float">
            <text:p>34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1" calcext:value-type="float">
            <text:p>1</text:p>
          </table:table-cell>
          <table:table-cell table:style-name="ce36" office:value-type="float" office:value="25.5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3" calcext:value-type="float">
            <text:p>3</text:p>
          </table:table-cell>
          <table:table-cell table:style-name="ce36" office:value-type="float" office:value="8.5" calcext:value-type="float">
            <text:p>9</text:p>
          </table:table-cell>
          <table:table-cell table:style-name="ce37" office:value-type="float" office:value="-1" calcext:value-type="float">
            <text:p>-1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style-name="ce27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34-60" office:value-type="float" office:value="-26" calcext:value-type="float">
            <text:p>-26</text:p>
          </table:table-cell>
          <table:table-cell table:style-name="ce36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6">
          <table:table-cell table:number-columns-repeated="2"/>
          <table:table-cell table:style-name="ce37"/>
          <table:table-cell table:number-columns-repeated="1021"/>
          <table:table-cell table:style-name="ce46" table:number-columns-repeated="3"/>
          <table:table-cell table:number-columns-repeated="15357"/>
        </table:table-row>
        <table:table-row table:style-name="ro12" table:number-rows-repeated="55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Amélioration continue" table:style-name="ta4">
        <table:table-column table:style-name="co4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number-columns-repeated="1020" table:default-cell-style-name="ce46"/>
        <table:table-column table:style-name="co14" table:number-columns-repeated="15359" table:default-cell-style-name="Default"/>
        <table:table-column table:style-name="co8" table:default-cell-style-name="Default"/>
        <table:table-row table:style-name="ro8">
          <table:table-cell table:style-name="ce84"/>
          <table:table-cell table:style-name="ce86" office:value-type="string" calcext:value-type="string">
            <text:p><text:span text:style-name="T8">J'ai apprécié</text:span></text:p>
          </table:table-cell>
          <table:table-cell table:style-name="ce88" office:value-type="string" calcext:value-type="string">
            <text:p><text:span text:style-name="T8">Les améliorations que j'aimerais</text:span></text:p>
          </table:table-cell>
          <table:table-cell table:style-name="ce84" office:value-type="string" calcext:value-type="string">
            <text:p><text:span text:style-name="T8">Les actions à mettre en œuvre</text:span></text:p>
          </table:table-cell>
          <table:table-cell table:style-name="ce84" table:number-columns-repeated="20"/>
          <table:table-cell table:number-columns-repeated="1000"/>
          <table:table-cell table:style-name="ce46" table:number-columns-repeated="24"/>
          <table:table-cell table:number-columns-repeated="15336"/>
        </table:table-row>
        <table:table-row table:style-name="ro9">
          <table:table-cell table:number-columns-repeated="16384"/>
        </table:table-row>
        <table:table-row table:style-name="ro10">
          <table:table-cell table:style-name="ce85" office:value-type="string" calcext:value-type="string">
            <text:p>Alexandre</text:p>
          </table:table-cell>
          <table:table-cell table:style-name="ce87" office:value-type="string" calcext:value-type="string">
            <text:p>1-bien avancer</text:p>
          </table:table-cell>
          <table:table-cell table:style-name="ce87" office:value-type="string" calcext:value-type="string">
            <text:p>1- git + regulier, demander aux personne avant resolution conflit</text:p>
          </table:table-cell>
          <table:table-cell table:style-name="ce89" office:value-type="string" calcext:value-type="string" table:number-columns-spanned="1" table:number-rows-spanned="5">
            <text:p>mieux communiquer <text:s text:c="36"/>&amp; <text:s text:c="63"/>prendre l'accord de tout le monde</text:p>
          </table:table-cell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10">
          <table:table-cell table:style-name="ce85" office:value-type="string" calcext:value-type="string">
            <text:p>Damien</text:p>
          </table:table-cell>
          <table:table-cell table:style-name="ce87" office:value-type="string" calcext:value-type="string">
            <text:p>1-bien avancer, bonne repartition des taches</text:p>
          </table:table-cell>
          <table:table-cell table:style-name="ce87" office:value-type="string" calcext:value-type="string">
            <text:p>1- mieux communiquer, prendre l'accord de tout le monde</text:p>
          </table:table-cell>
          <table:covered-table-cell table:style-name="ce90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10">
          <table:table-cell table:style-name="ce85" office:value-type="string" calcext:value-type="string">
            <text:p>Meriadec</text:p>
          </table:table-cell>
          <table:table-cell table:number-columns-repeated="2" table:style-name="ce87" office:value-type="string" calcext:value-type="string">
            <text:p>1- absent</text:p>
          </table:table-cell>
          <table:covered-table-cell table:style-name="ce90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10">
          <table:table-cell table:style-name="ce85" office:value-type="string" calcext:value-type="string">
            <text:p>Tanguy</text:p>
          </table:table-cell>
          <table:table-cell table:style-name="ce87" office:value-type="string" calcext:value-type="string">
            <text:p>1-bon esprit d'équipe</text:p>
          </table:table-cell>
          <table:table-cell table:style-name="ce87" office:value-type="string" calcext:value-type="string">
            <text:p>1- communication au sein de l'équipe et prendre les décision tous ensemble</text:p>
          </table:table-cell>
          <table:covered-table-cell table:style-name="ce90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10">
          <table:table-cell table:style-name="ce85" office:value-type="string" calcext:value-type="string">
            <text:p>Thomas B</text:p>
          </table:table-cell>
          <table:table-cell table:number-columns-repeated="2" table:style-name="ce87" office:value-type="string" calcext:value-type="string">
            <text:p>1- absent</text:p>
          </table:table-cell>
          <table:covered-table-cell table:style-name="ce90"/>
          <table:table-cell table:number-columns-repeated="1020"/>
          <table:table-cell table:style-name="ce46" table:number-columns-repeated="4"/>
          <table:table-cell table:number-columns-repeated="15356"/>
        </table:table-row>
        <table:table-row table:style-name="ro10">
          <table:table-cell table:style-name="ce85" office:value-type="string" calcext:value-type="string">
            <text:p>Thomas G</text:p>
          </table:table-cell>
          <table:table-cell table:style-name="ce87" office:value-type="string" calcext:value-type="string">
            <text:p>1- bonne repartition</text:p>
          </table:table-cell>
          <table:table-cell table:style-name="ce87" office:value-type="string" calcext:value-type="string">
            <text:p>1- meilieur communication</text:p>
          </table:table-cell>
          <table:table-cell table:number-columns-repeated="1021"/>
          <table:table-cell table:style-name="ce46" table:number-columns-repeated="3"/>
          <table:table-cell table:number-columns-repeated="15357"/>
        </table:table-row>
        <table:table-row table:style-name="ro2" table:number-rows-repeated="6">
          <table:table-cell table:style-name="ce85" table:number-columns-repeated="3"/>
          <table:table-cell table:number-columns-repeated="1021"/>
          <table:table-cell table:style-name="ce46" table:number-columns-repeated="3"/>
          <table:table-cell table:number-columns-repeated="15357"/>
        </table:table-row>
        <table:table-row table:style-name="ro7" table:number-rows-repeated="4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>
        <table:named-expression table:name="DevRate" table:base-cell-address="$BacklogTable.$A$1" table:expression="#[.REF]!"/>
        <table:named-range table:name="RemainingHours" table:base-cell-address="$BacklogTable.$A$1" table:cell-range-address="$BacklogTable.$F$29"/>
        <table:named-expression table:name="StartDate" table:base-cell-address="$BacklogTable.$A$1" table:expression="#[.REF]!"/>
        <table:named-expression table:name="TotalHours" table:base-cell-address="$BacklogTable.$A$1" table:expression="#[.REF]!"/>
        <table:named-expression table:name="WorkingDays" table:base-cell-address="$BacklogTable.$A$1" table:expression="#[.REF]!"/>
      </table:named-expressions>
      <table:database-ranges>
        <table:database-range table:name="SprintBacklog" table:target-range-address="BacklogTable.A2:BacklogTable.G29" table:display-filter-buttons="true"/>
        <table:database-range table:name="Table3" table:target-range-address="'BurnDown Chart Sprint-1'.A2:'BurnDown Chart Sprint-1'.C8" table:display-filter-buttons="true"/>
        <table:database-range table:name="Tableau1" table:target-range-address="'BurnDown Chart Sprint-2'.A2:'BurnDown Chart Sprint-2'.C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scale-to="100%"/>
      <style:header-style>
        <style:header-footer-properties fo:min-height="2.655cm"/>
      </style:header-style>
      <style:footer-style>
        <style:header-footer-properties fo:min-height="2.65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08:58:05.3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3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4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/>
    <meta:creation-date/>
    <meta:editing-cycles>3</meta:editing-cycles>
    <meta:editing-duration>PT49M35S</meta:editing-duration>
    <dc:date>2023-12-19T09:01:21.110000000</dc:date>
    <meta:document-statistic meta:table-count="4" meta:cell-count="23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fo:font-family="Calibri" fo:font-size="14pt" fo:language="en" fo:country="US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family-complex="Calibri" style:font-size-complex="9pt"/>
    </style:style>
    <style:style style:name="ch4" style:family="chart">
      <style:chart-properties chart:symbol-type="automatic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fo:font-family="Calibri" fo:font-size="9pt" style:font-size-asian="9pt" style:font-family-complex="Calibri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595959" fo:font-family="Calibri" fo:font-size="9pt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ffc000" draw:fill-color="#ffc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87cm" svg:height="13cm" xlink:href=".." xlink:type="simple" chart:class="chart:line" chart:column-mapping="0" chart:style-name="ch1">
        <chart:title svg:x="8.033cm" svg:y="0.395cm" chart:style-name="ch2">
          <text:p>Sprint Burn Down
</text:p>
        </chart:title>
        <chart:legend chart:legend-position="end" svg:x="16.195cm" svg:y="6.031cm" style:legend-expansion="high" chart:style-name="ch3"/>
        <chart:plot-area chart:style-name="ch4" table:cell-range-address="'BurnDown Chart Sprint-1'.A2:'BurnDown Chart Sprint-1'.A7 'BurnDown Chart Sprint-1'.B2:'BurnDown Chart Sprint-1'.C8" chart:data-source-has-labels="both" svg:x="0.397cm" svg:y="1.958cm" svg:width="15.401cm" svg:height="10.782cm">
          <chart:coordinate-region svg:x="0.966cm" svg:y="2.118cm" svg:width="14.832cm" svg:height="10.054cm"/>
          <chart:axis chart:dimension="x" chart:name="primary-x" chart:style-name="ch5" chartooo:axis-type="text">
            <chart:categories table:cell-range-address="'BurnDown Chart Sprint-1'.A3:'BurnDown Chart Sprint-1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 Sprint-1'.B3:'BurnDown Chart Sprint-1'.B8" chart:label-cell-address="'BurnDown Chart Sprint-1'.B2:'BurnDown Chart Sprint-1'.B2" chart:class="chart:line">
            <chart:data-point chart:repeated="6"/>
          </chart:series>
          <chart:series chart:style-name="ch9" chart:values-cell-range-address="'BurnDown Chart Sprint-1'.C3:'BurnDown Chart Sprint-1'.C8" chart:label-cell-address="'BurnDown Chart Sprint-1'.C2:'BurnDown Chart Sprint-1'.C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Burn Down</text:p>
                <draw:g>
                  <svg:desc>'BurnDown Chart Sprint-1'.B2:'BurnDown Chart Sprint-1'.B2</svg:desc>
                </draw:g>
              </table:table-cell>
              <table:table-cell office:value-type="string">
                <text:p>Actual Burn Down</text:p>
                <draw:g>
                  <svg:desc>'BurnDown Chart Sprint-1'.C2:'BurnDown Chart Sprint-1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urnDown Chart Sprint-1'.A3:'BurnDown Chart Sprint-1'.A7</svg:desc>
                </draw:g>
              </table:table-cell>
              <table:table-cell office:value-type="float" office:value="31">
                <text:p>31</text:p>
                <draw:g>
                  <svg:desc>'BurnDown Chart Sprint-1'.B3:'BurnDown Chart Sprint-1'.B8</svg:desc>
                </draw:g>
              </table:table-cell>
              <table:table-cell office:value-type="float" office:value="31">
                <text:p>31</text:p>
                <draw:g>
                  <svg:desc>'BurnDown Chart Sprint-1'.C3:'BurnDown Chart Sprint-1'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fo:font-family="Calibri" fo:font-size="14pt" fo:language="en" fo:country="US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family-complex="Calibri" style:font-size-complex="9pt"/>
    </style:style>
    <style:style style:name="ch4" style:family="chart">
      <style:chart-properties chart:symbol-type="automatic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fo:font-family="Calibri" fo:font-size="9pt" style:font-size-asian="9pt" style:font-family-complex="Calibri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595959" fo:font-family="Calibri" fo:font-size="9pt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ffc000" draw:fill-color="#ffc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87cm" svg:height="12.63cm" xlink:href=".." xlink:type="simple" chart:class="chart:line" chart:style-name="ch1">
        <chart:title svg:x="8.033cm" svg:y="0.387cm" chart:style-name="ch2">
          <text:p>Sprint Burn Down
</text:p>
        </chart:title>
        <chart:legend chart:legend-position="end" svg:x="16.195cm" svg:y="5.846cm" style:legend-expansion="high" chart:style-name="ch3"/>
        <chart:plot-area chart:style-name="ch4" table:cell-range-address="'BurnDown Chart Sprint-2'.A3:'BurnDown Chart Sprint-2'.A7 'BurnDown Chart Sprint-2'.B2:'BurnDown Chart Sprint-2'.C8" chart:data-source-has-labels="both" svg:x="0.397cm" svg:y="1.942cm" svg:width="15.401cm" svg:height="10.436cm">
          <chart:coordinate-region svg:x="1.071cm" svg:y="2.102cm" svg:width="14.727cm" svg:height="9.708cm"/>
          <chart:axis chart:dimension="x" chart:name="primary-x" chart:style-name="ch5" chartooo:axis-type="text">
            <chart:categories table:cell-range-address="'BurnDown Chart Sprint-2'.A3:'BurnDown Chart Sprint-2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 Sprint-2'.B3:'BurnDown Chart Sprint-2'.B8" chart:label-cell-address="'BurnDown Chart Sprint-2'.B2:'BurnDown Chart Sprint-2'.B2" chart:class="chart:line">
            <chart:data-point chart:repeated="6"/>
          </chart:series>
          <chart:series chart:style-name="ch9" chart:values-cell-range-address="'BurnDown Chart Sprint-2'.C3:'BurnDown Chart Sprint-2'.C8" chart:label-cell-address="'BurnDown Chart Sprint-2'.C2:'BurnDown Chart Sprint-2'.C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Burn Down</text:p>
                <draw:g>
                  <svg:desc>'BurnDown Chart Sprint-2'.B2:'BurnDown Chart Sprint-2'.B2</svg:desc>
                </draw:g>
              </table:table-cell>
              <table:table-cell office:value-type="string">
                <text:p>Actual Burn Down</text:p>
                <draw:g>
                  <svg:desc>'BurnDown Chart Sprint-2'.C2:'BurnDown Chart Sprint-2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urnDown Chart Sprint-2'.A3:'BurnDown Chart Sprint-2'.A7</svg:desc>
                </draw:g>
              </table:table-cell>
              <table:table-cell office:value-type="float" office:value="34">
                <text:p>34</text:p>
                <draw:g>
                  <svg:desc>'BurnDown Chart Sprint-2'.B3:'BurnDown Chart Sprint-2'.B8</svg:desc>
                </draw:g>
              </table:table-cell>
              <table:table-cell office:value-type="float" office:value="34">
                <text:p>34</text:p>
                <draw:g>
                  <svg:desc>'BurnDown Chart Sprint-2'.C3:'BurnDown Chart Sprint-2'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.5">
                <text:p>2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